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8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4.639cm" svg:height="12.178cm" svg:x="1.4cm" svg:y="4.914cm" presentation:class="subtitle">
          <draw:text-box>
            <text:p>Zotero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3">
              <text:list-item>
                <text:p>Review of the research process</text:p>
                <text:list>
                  <text:list-item>
                    <text:p>Think of a general topic</text:p>
                  </text:list-item>
                  <text:list-item>
                    <text:p><text:span text:style-name="T1">Read about the topic</text:span></text:p>
                  </text:list-item>
                  <text:list-item>
                    <text:p>Formulate a hypothesis</text:p>
                  </text:list-item>
                  <text:list-item>
                    <text:p>Describe methodology and conduct experiments</text:p>
                  </text:list-item>
                  <text:list-item>
                    <text:p>Gather and analyze data</text:p>
                  </text:list-item>
                  <text:list-item>
                    <text:p>Publish the resu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arching through the Web</text:p>
          </draw:text-box>
        </draw:frame>
        <draw:frame presentation:style-name="pr5" draw:layer="layout" svg:width="24.639cm" svg:height="15.686cm" svg:x="1.4cm" svg:y="4.914cm" presentation:class="outline" presentation:user-transformed="true">
          <draw:text-box>
            <text:list text:style-name="L3">
              <text:list-item>
                <text:p>Use generic search engines - noisy</text:p>
                <text:list>
                  <text:list-item>
                    <text:p><text:a xlink:href="http://www.google.com/" xlink:type="simple">http://www.google.com</text:a> <text:a xlink:href="http://www.bing.com/" xlink:type="simple">http://www.bing.com</text:a><text:a xlink:href="http://www.yahoo.com/" xlink:type="simple">http://www.yahoo.com</text:a></text:p>
                  </text:list-item>
                </text:list>
              </text:list-item>
              <text:list-item>
                <text:p>Use research-specific search engines</text:p>
                <text:list>
                  <text:list-item>
                    <text:p><text:a xlink:href="http://scholar.google.com/" xlink:type="simple">http://scholar.google.com</text:a><text:a xlink:href="http://citeseerx.ist.psu.edu/" xlink:type="simple">http://citeseerx.ist.psu.edu/</text:a></text:p>
                  </text:list-item>
                </text:list>
              </text:list-item>
              <text:list-item>
                <text:p>Use publisher-specific search engines</text:p>
                <text:list>
                  <text:list-item>
                    <text:p><text:a xlink:href="http://dl.acm.org/" xlink:type="simple">http://dl.acm.org/</text:a><text:a xlink:href="http://www.computer.org/portal/web/csdl" xlink:type="simple">http://www.computer.org/portal/web/csdl</text:a></text:p>
                  </text:list-item>
                  <text:list-item>
                    <text:p><text:a xlink:href="http://link.springer.com/" xlink:type="simple">http://link.springer.com/</text:a> <text:a xlink:href="http://www.elsevier.com/" xlink:type="simple">http://www.elsevier.com/</text:a>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Zotero Features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3">
              <text:list-item>
                <text:p>Collect</text:p>
              </text:list-item>
              <text:list-item>
                <text:p>Organize</text:p>
              </text:list-item>
              <text:list-item>
                <text:p>Cite</text:p>
              </text:list-item>
              <text:list-item>
                <text:p>Sync</text:p>
              </text:list-item>
              <text:list-item>
                <text:p>Collabora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P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04T11:18:57</meta:creation-date>
    <dc:date>2013-11-04T12:13:35</dc:date>
    <meta:editing-duration>PT51M15S</meta:editing-duration>
    <meta:editing-cycles>17</meta:editing-cycles>
    <meta:generator>LibreOffice/3.5$Linux_x86 LibreOffice_project/350m1$Build-2</meta:generator>
    <meta:document-statistic meta:object-count="37"/>
  </office:meta>
</office:document-meta>
</file>